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v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set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setClass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neve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addElement( String hashcode ,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Onevent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set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vent.Onev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vent.addElement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